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MT" svg:font-family="ArialMT"/>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TimesNewRomanPSMT" svg:font-family="TimesNewRomanPSMT"/>
  </office:font-face-decls>
  <office:automatic-styles>
    <style:style style:name="P1"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style>
    <style:style style:name="P2" style:family="paragraph" style:parent-style-name="Standard">
      <style:paragraph-properties fo:margin-left="0cm" fo:margin-right="0cm" fo:margin-top="0cm" fo:margin-bottom="0cm" style:contextual-spacing="false" fo:line-height="115%" fo:text-align="start" style:justify-single-word="false" fo:orphans="2" fo:widows="2" fo:text-indent="1.27cm" style:auto-text-indent="false"/>
    </style:style>
    <style:style style:name="P3"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text-properties officeooo:paragraph-rsid="000d2901"/>
    </style:style>
    <style:style style:name="P4" style:family="paragraph" style:parent-style-name="Standard">
      <style:paragraph-properties fo:margin-left="0cm" fo:margin-right="0cm" fo:margin-top="0cm" fo:margin-bottom="0cm" style:contextual-spacing="false" fo:text-align="start" style:justify-single-word="false" fo:orphans="2" fo:widows="2" fo:text-indent="0cm" style:auto-text-indent="false" fo:keep-with-next="always"/>
    </style:style>
    <style:style style:name="P5"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text-properties fo:color="#000000" loext:opacity="100%" style:font-name="TimesNewRomanPSMT" fo:font-size="12pt" style:font-name-asian="TimesNewRomanPSMT" style:font-size-asian="12pt" style:font-name-complex="TimesNewRomanPSMT" style:font-size-complex="12pt"/>
    </style:style>
    <style:style style:name="P6" style:family="paragraph" style:parent-style-name="Standard">
      <style:paragraph-properties fo:margin-left="0cm" fo:margin-right="0cm" fo:margin-top="0cm" fo:margin-bottom="0cm" style:contextual-spacing="false" fo:text-align="start" style:justify-single-word="false" fo:orphans="2" fo:widows="2" fo:text-indent="0cm" style:auto-text-indent="false" fo:keep-with-next="always"/>
      <style:text-properties fo:color="#000000" loext:opacity="100%" style:font-name="TimesNewRomanPSMT" fo:font-size="12pt" fo:language="fr" fo:country="FR" style:font-name-asian="TimesNewRomanPSMT" style:font-size-asian="12pt" style:font-name-complex="TimesNewRomanPSMT" style:font-size-complex="12pt"/>
    </style:style>
    <style:style style:name="P7"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text-properties fo:font-style="italic" officeooo:paragraph-rsid="000d2901" style:font-style-asian="italic" style:font-style-complex="italic"/>
    </style:style>
    <style:style style:name="P8"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text-properties fo:font-style="italic" style:font-style-asian="italic" style:font-style-complex="italic"/>
    </style:style>
    <style:style style:name="P9"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text-properties officeooo:rsid="000d2901" officeooo:paragraph-rsid="000d2901"/>
    </style:style>
    <style:style style:name="P10"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text-properties officeooo:rsid="000d2901" officeooo:paragraph-rsid="000dc553"/>
    </style:style>
    <style:style style:name="P11"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text-properties officeooo:rsid="000d2901" officeooo:paragraph-rsid="000f984c"/>
    </style:style>
    <style:style style:name="P12"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text-properties officeooo:rsid="001475a3" officeooo:paragraph-rsid="001475a3"/>
    </style:style>
    <style:style style:name="P13" style:family="paragraph" style:parent-style-name="Standard" style:master-page-name="PM2">
      <style:paragraph-properties fo:margin-left="0cm" fo:margin-right="0cm" fo:margin-top="0cm" fo:margin-bottom="0cm" style:contextual-spacing="false" fo:line-height="115%" fo:text-align="center" style:justify-single-word="false" fo:orphans="2" fo:widows="2" fo:text-indent="0cm" style:auto-text-indent="false" style:page-number="auto"/>
    </style:style>
    <style:style style:name="P14"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text-properties officeooo:paragraph-rsid="000d2901"/>
    </style:style>
    <style:style style:name="P15"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style>
    <style:style style:name="P16"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text-properties officeooo:paragraph-rsid="00186a05"/>
    </style:style>
    <style:style style:name="P17" style:family="paragraph" style:parent-style-name="Standard">
      <style:paragraph-properties fo:margin-left="0cm" fo:margin-right="0cm" fo:margin-top="0cm" fo:margin-bottom="0cm" style:contextual-spacing="false" fo:line-height="115%" fo:text-align="start" style:justify-single-word="false" fo:orphans="2" fo:widows="2" fo:text-indent="1.27cm" style:auto-text-indent="false"/>
      <style:text-properties officeooo:paragraph-rsid="001b8697"/>
    </style:style>
    <style:style style:name="P18"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text-properties fo:color="#000000" loext:opacity="100%" style:font-name="TimesNewRomanPSMT" fo:font-size="12pt" style:font-name-asian="TimesNewRomanPSMT" style:font-size-asian="12pt" style:font-name-complex="TimesNewRomanPSMT" style:font-size-complex="12pt"/>
    </style:style>
    <style:style style:name="P19"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text-properties fo:color="#000000" loext:opacity="100%" style:font-name="TimesNewRomanPSMT" fo:font-size="12pt" officeooo:paragraph-rsid="000d2901" style:font-name-asian="TimesNewRomanPSMT" style:font-size-asian="12pt" style:font-name-complex="TimesNewRomanPSMT" style:font-size-complex="12pt"/>
    </style:style>
    <style:style style:name="P20"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text-properties fo:color="#000000" loext:opacity="100%" style:font-name="TimesNewRomanPSMT" fo:font-size="12pt" officeooo:rsid="000d2901" officeooo:paragraph-rsid="000d2901" style:font-name-asian="TimesNewRomanPSMT" style:font-size-asian="12pt" style:font-name-complex="TimesNewRomanPSMT" style:font-size-complex="12pt"/>
    </style:style>
    <style:style style:name="P21"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text-properties fo:color="#000000" loext:opacity="100%" style:font-name="TimesNewRomanPSMT" fo:font-size="12pt" officeooo:rsid="000dc553" officeooo:paragraph-rsid="000dc553" style:font-name-asian="TimesNewRomanPSMT" style:font-size-asian="12pt" style:font-name-complex="TimesNewRomanPSMT" style:font-size-complex="12pt"/>
    </style:style>
    <style:style style:name="P22"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text-properties fo:color="#000000" loext:opacity="100%" style:font-name="TimesNewRomanPSMT" fo:font-size="12pt" fo:font-style="italic" style:font-name-asian="TimesNewRomanPSMT" style:font-size-asian="12pt" style:font-style-asian="italic" style:font-name-complex="TimesNewRomanPSMT" style:font-size-complex="12pt" style:font-style-complex="italic"/>
    </style:style>
    <style:style style:name="P23" style:family="paragraph" style:parent-style-name="Standard" style:list-style-name="L1">
      <loext:graphic-properties draw:fill="solid" draw:fill-color="#ffffff" draw:opacity="100%"/>
      <style:paragraph-properties fo:margin-left="0cm" fo:margin-right="0cm" fo:margin-top="0.106cm" fo:margin-bottom="0cm" style:contextual-spacing="false" fo:line-height="115%" fo:text-align="start" style:justify-single-word="false" fo:orphans="2" fo:widows="2" fo:text-indent="0cm" style:auto-text-indent="false" fo:background-color="#ffffff"/>
      <style:text-properties fo:color="#000000" loext:opacity="100%" style:font-name="Times New Roman" fo:font-size="10pt" fo:font-style="italic" style:font-name-asian="ArialMT" style:font-size-asian="10pt" style:font-style-asian="italic" style:font-name-complex="ArialMT" style:font-size-complex="10pt" style:font-style-complex="italic"/>
    </style:style>
    <style:style style:name="P24" style:family="paragraph" style:parent-style-name="Standard" style:list-style-name="L1">
      <loext:graphic-properties draw:fill="solid" draw:fill-color="#ffffff" draw:opacity="100%"/>
      <style:paragraph-properties fo:margin-left="0cm" fo:margin-right="0cm" fo:margin-top="0cm" fo:margin-bottom="0cm" style:contextual-spacing="false" fo:line-height="115%" fo:text-align="start" style:justify-single-word="false" fo:orphans="2" fo:widows="2" fo:text-indent="0cm" style:auto-text-indent="false" fo:background-color="#ffffff"/>
      <style:text-properties fo:color="#000000" loext:opacity="100%" style:font-name="Times New Roman" fo:font-size="10pt" fo:font-style="italic" style:font-name-asian="ArialMT" style:font-size-asian="10pt" style:font-style-asian="italic" style:font-name-complex="ArialMT" style:font-size-complex="10pt" style:font-style-complex="italic"/>
    </style:style>
    <style:style style:name="P25" style:family="paragraph" style:parent-style-name="Standard" style:list-style-name="L1">
      <loext:graphic-properties draw:fill="solid" draw:fill-color="#ffffff" draw:opacity="100%"/>
      <style:paragraph-properties fo:margin-left="0cm" fo:margin-right="0cm" fo:margin-top="0cm" fo:margin-bottom="0.035cm" style:contextual-spacing="false" fo:line-height="115%" fo:text-align="start" style:justify-single-word="false" fo:orphans="2" fo:widows="2" fo:text-indent="0cm" style:auto-text-indent="false" fo:background-color="#ffffff"/>
      <style:text-properties fo:color="#000000" loext:opacity="100%" style:font-name="Times New Roman" fo:font-size="10pt" fo:font-style="italic" style:font-name-asian="ArialMT" style:font-size-asian="10pt" style:font-style-asian="italic" style:font-name-complex="ArialMT" style:font-size-complex="10pt" style:font-style-complex="italic"/>
    </style:style>
    <style:style style:name="P26" style:family="paragraph" style:parent-style-name="Standard" style:list-style-name="L1">
      <loext:graphic-properties draw:fill="solid" draw:fill-color="#ffffff" draw:opacity="100%"/>
      <style:paragraph-properties fo:margin-left="0cm" fo:margin-right="0cm" fo:margin-top="0cm" fo:margin-bottom="0cm" style:contextual-spacing="false" fo:line-height="115%" fo:text-align="start" style:justify-single-word="false" fo:orphans="2" fo:widows="2" fo:text-indent="0cm" style:auto-text-indent="false" fo:background-color="#ffffff"/>
      <style:text-properties style:font-name="Times New Roman" fo:font-size="10pt" fo:font-style="italic" style:font-size-asian="10pt" style:font-style-asian="italic" style:font-size-complex="10pt" style:font-style-complex="italic"/>
    </style:style>
    <style:style style:name="P27"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text-properties fo:color="#1f2021" loext:opacity="100%" style:font-name="TimesNewRomanPSMT" fo:font-size="12pt" style:font-name-asian="TimesNewRomanPSMT" style:font-size-asian="12pt" style:font-name-complex="TimesNewRomanPSMT" style:font-size-complex="12pt"/>
    </style:style>
    <style:style style:name="P28" style:family="paragraph" style:parent-style-name="Standard">
      <style:paragraph-properties fo:margin-left="0cm" fo:margin-right="0cm" fo:margin-top="0cm" fo:margin-bottom="0cm" style:contextual-spacing="false" fo:line-height="115%" fo:text-align="start" style:justify-single-word="false" fo:orphans="2" fo:widows="2" fo:text-indent="1.27cm" style:auto-text-indent="false"/>
      <style:text-properties fo:color="#1f2021" loext:opacity="100%" style:font-name="TimesNewRomanPSMT" fo:font-size="12pt" style:font-name-asian="TimesNewRomanPSMT" style:font-size-asian="12pt" style:font-name-complex="TimesNewRomanPSMT" style:font-size-complex="12pt"/>
    </style:style>
    <style:style style:name="P29" style:family="paragraph" style:parent-style-name="Standard">
      <style:paragraph-properties fo:margin-left="0cm" fo:margin-right="0cm" fo:margin-top="0cm" fo:margin-bottom="0cm" style:contextual-spacing="false" fo:line-height="115%" fo:text-align="start" style:justify-single-word="false" fo:orphans="2" fo:widows="2" fo:text-indent="1.27cm" style:auto-text-indent="false"/>
      <style:text-properties fo:color="#1f2021" loext:opacity="100%" style:font-name="TimesNewRomanPSMT" fo:font-size="12pt" officeooo:paragraph-rsid="0012ffa0" style:font-name-asian="TimesNewRomanPSMT" style:font-size-asian="12pt" style:font-name-complex="TimesNewRomanPSMT" style:font-size-complex="12pt"/>
    </style:style>
    <style:style style:name="P30"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text-properties fo:color="#1f2021" loext:opacity="100%" style:font-name="TimesNewRomanPSMT" fo:font-size="12pt" officeooo:rsid="000f4c99" officeooo:paragraph-rsid="000f4c99" style:font-name-asian="TimesNewRomanPSMT" style:font-size-asian="12pt" style:font-name-complex="TimesNewRomanPSMT" style:font-size-complex="12pt"/>
    </style:style>
    <style:style style:name="P31"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text-properties fo:color="#1f2021" loext:opacity="100%" style:font-name="TimesNewRomanPSMT" fo:font-size="12pt" officeooo:rsid="0011121d" officeooo:paragraph-rsid="0011121d" style:font-name-asian="TimesNewRomanPSMT" style:font-size-asian="12pt" style:font-name-complex="TimesNewRomanPSMT" style:font-size-complex="12pt"/>
    </style:style>
    <style:style style:name="P32"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text-properties fo:color="#1f2021" loext:opacity="100%" style:font-name="TimesNewRomanPSMT" fo:font-size="12pt" officeooo:rsid="0012ffa0" officeooo:paragraph-rsid="0012ffa0" style:font-name-asian="TimesNewRomanPSMT" style:font-size-asian="12pt" style:font-name-complex="TimesNewRomanPSMT" style:font-size-complex="12pt"/>
    </style:style>
    <style:style style:name="P33"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text-properties fo:color="#1f2021" loext:opacity="100%" style:font-name="TimesNewRomanPSMT" fo:font-size="12pt" officeooo:rsid="0012ffa0" style:font-name-asian="TimesNewRomanPSMT" style:font-size-asian="12pt" style:font-name-complex="TimesNewRomanPSMT" style:font-size-complex="12pt"/>
    </style:style>
    <style:style style:name="P34"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text-properties fo:color="#1f2021" loext:opacity="100%" style:font-name="TimesNewRomanPSMT" fo:font-size="12pt" officeooo:rsid="0012ffa0" officeooo:paragraph-rsid="00186a05" style:font-name-asian="TimesNewRomanPSMT" style:font-size-asian="12pt" style:font-name-complex="TimesNewRomanPSMT" style:font-size-complex="12pt"/>
    </style:style>
    <style:style style:name="P35"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text-properties fo:color="#1f2021" loext:opacity="100%" style:font-name="TimesNewRomanPSMT" fo:font-size="12pt" officeooo:rsid="001475a3" officeooo:paragraph-rsid="001475a3" style:font-name-asian="TimesNewRomanPSMT" style:font-size-asian="12pt" style:font-name-complex="TimesNewRomanPSMT" style:font-size-complex="12pt"/>
    </style:style>
    <style:style style:name="P36"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text-properties fo:color="#1f2021" loext:opacity="100%" style:font-name="TimesNewRomanPSMT" fo:font-size="12pt" officeooo:rsid="001475a3" style:font-name-asian="TimesNewRomanPSMT" style:font-size-asian="12pt" style:font-name-complex="TimesNewRomanPSMT" style:font-size-complex="12pt"/>
    </style:style>
    <style:style style:name="P37"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text-properties fo:color="#1f2021" loext:opacity="100%" style:font-name="TimesNewRomanPSMT" fo:font-size="12pt" officeooo:rsid="001475a3" officeooo:paragraph-rsid="00190802" style:font-name-asian="TimesNewRomanPSMT" style:font-size-asian="12pt" style:font-name-complex="TimesNewRomanPSMT" style:font-size-complex="12pt"/>
    </style:style>
    <style:style style:name="P38"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text-properties fo:color="#1f2021" loext:opacity="100%" style:font-name="TimesNewRomanPSMT" fo:font-size="12pt" officeooo:rsid="001676c6" officeooo:paragraph-rsid="001676c6" style:font-name-asian="TimesNewRomanPSMT" style:font-size-asian="12pt" style:font-name-complex="TimesNewRomanPSMT" style:font-size-complex="12pt"/>
    </style:style>
    <style:style style:name="P39"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text-properties fo:color="#1f2021" loext:opacity="100%" style:font-name="TimesNewRomanPSMT" fo:font-size="12pt" officeooo:rsid="0019be96" officeooo:paragraph-rsid="0019be96" style:font-name-asian="TimesNewRomanPSMT" style:font-size-asian="12pt" style:font-name-complex="TimesNewRomanPSMT" style:font-size-complex="12pt"/>
    </style:style>
    <style:style style:name="P40"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text-properties officeooo:rsid="001676c6" officeooo:paragraph-rsid="001676c6"/>
    </style:style>
    <style:style style:name="P41"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text-properties officeooo:rsid="001608df" officeooo:paragraph-rsid="001608df"/>
    </style:style>
    <style:style style:name="P42"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text-properties officeooo:rsid="0019be96" officeooo:paragraph-rsid="0019be96"/>
    </style:style>
    <style:style style:name="T1" style:family="text">
      <style:text-properties fo:color="#000000" loext:opacity="100%" style:font-name="TimesNewRomanPSMT" fo:font-size="12pt" style:font-name-asian="TimesNewRomanPSMT" style:font-size-asian="12pt" style:font-name-complex="TimesNewRomanPSMT" style:font-size-complex="12pt"/>
    </style:style>
    <style:style style:name="T2" style:family="text">
      <style:text-properties fo:color="#000000" loext:opacity="100%" style:font-name="TimesNewRomanPSMT" fo:font-size="12pt" officeooo:rsid="000b3673" style:font-name-asian="TimesNewRomanPSMT" style:font-size-asian="12pt" style:font-name-complex="TimesNewRomanPSMT" style:font-size-complex="12pt"/>
    </style:style>
    <style:style style:name="T3" style:family="text">
      <style:text-properties fo:color="#000000" loext:opacity="100%" style:font-name="TimesNewRomanPSMT" fo:font-size="12pt" officeooo:rsid="000d2901" style:font-name-asian="TimesNewRomanPSMT" style:font-size-asian="12pt" style:font-name-complex="TimesNewRomanPSMT" style:font-size-complex="12pt"/>
    </style:style>
    <style:style style:name="T4" style:family="text">
      <style:text-properties fo:color="#000000" loext:opacity="100%" style:font-name="TimesNewRomanPSMT" fo:font-size="12pt" officeooo:rsid="000dc553" style:font-name-asian="TimesNewRomanPSMT" style:font-size-asian="12pt" style:font-name-complex="TimesNewRomanPSMT" style:font-size-complex="12pt"/>
    </style:style>
    <style:style style:name="T5" style:family="text">
      <style:text-properties fo:color="#000000" loext:opacity="100%" style:font-name="TimesNewRomanPSMT" fo:font-size="12pt" officeooo:rsid="001475a3" style:font-name-asian="TimesNewRomanPSMT" style:font-size-asian="12pt" style:font-name-complex="TimesNewRomanPSMT" style:font-size-complex="12pt"/>
    </style:style>
    <style:style style:name="T6" style:family="text">
      <style:text-properties fo:color="#000000" loext:opacity="100%" style:font-name="TimesNewRomanPSMT" fo:font-size="12pt" officeooo:rsid="001676c6" style:font-name-asian="TimesNewRomanPSMT" style:font-size-asian="12pt" style:font-name-complex="TimesNewRomanPSMT" style:font-size-complex="12pt"/>
    </style:style>
    <style:style style:name="T7" style:family="text">
      <style:text-properties fo:color="#000000" loext:opacity="100%" style:font-name="TimesNewRomanPSMT" fo:font-size="12pt" fo:language="fr" fo:country="FR" style:font-name-asian="TimesNewRomanPSMT" style:font-size-asian="12pt" style:font-name-complex="TimesNewRomanPSMT" style:font-size-complex="12pt"/>
    </style:style>
    <style:style style:name="T8" style:family="text">
      <style:text-properties fo:color="#000000" loext:opacity="100%" style:font-name-asian="ArialMT" style:font-name-complex="ArialMT"/>
    </style:style>
    <style:style style:name="T9" style:family="text">
      <style:text-properties fo:color="#000000" loext:opacity="100%" officeooo:rsid="000dc553" style:font-name-asian="ArialMT" style:font-name-complex="ArialMT"/>
    </style:style>
    <style:style style:name="T10" style:family="text">
      <style:text-properties fo:color="#1f2021" loext:opacity="100%" style:font-name="TimesNewRomanPSMT" fo:font-size="12pt" fo:background-color="#ffffff" loext:char-shading-value="0" style:font-name-asian="TimesNewRomanPSMT" style:font-size-asian="12pt" style:font-name-complex="TimesNewRomanPSMT" style:font-size-complex="12pt"/>
    </style:style>
    <style:style style:name="T11" style:family="text">
      <style:text-properties fo:color="#1f2021" loext:opacity="100%" style:font-name="TimesNewRomanPSMT" fo:font-size="12pt" officeooo:rsid="000d2901" fo:background-color="#ffffff" loext:char-shading-value="0" style:font-name-asian="TimesNewRomanPSMT" style:font-size-asian="12pt" style:font-name-complex="TimesNewRomanPSMT" style:font-size-complex="12pt"/>
    </style:style>
    <style:style style:name="T12" style:family="text">
      <style:text-properties fo:color="#1f2021" loext:opacity="100%" style:font-name="TimesNewRomanPSMT" fo:font-size="12pt" style:font-name-asian="TimesNewRomanPSMT" style:font-size-asian="12pt" style:font-name-complex="TimesNewRomanPSMT" style:font-size-complex="12pt"/>
    </style:style>
    <style:style style:name="T13" style:family="text">
      <style:text-properties fo:color="#1f2021" loext:opacity="100%" style:font-name="TimesNewRomanPSMT" fo:font-size="12pt" officeooo:rsid="000f4c99" style:font-name-asian="TimesNewRomanPSMT" style:font-size-asian="12pt" style:font-name-complex="TimesNewRomanPSMT" style:font-size-complex="12pt"/>
    </style:style>
    <style:style style:name="T14" style:family="text">
      <style:text-properties fo:color="#1f2021" loext:opacity="100%" style:font-name="TimesNewRomanPSMT" fo:font-size="12pt" officeooo:rsid="001475a3" style:font-name-asian="TimesNewRomanPSMT" style:font-size-asian="12pt" style:font-name-complex="TimesNewRomanPSMT" style:font-size-complex="12pt"/>
    </style:style>
    <style:style style:name="T15" style:family="text">
      <style:text-properties fo:color="#1f2021" loext:opacity="100%" style:font-name="TimesNewRomanPSMT" fo:font-size="12pt" officeooo:rsid="001676c6" style:font-name-asian="TimesNewRomanPSMT" style:font-size-asian="12pt" style:font-name-complex="TimesNewRomanPSMT" style:font-size-complex="12pt"/>
    </style:style>
    <style:style style:name="T16" style:family="text">
      <style:text-properties fo:color="#1f2021" loext:opacity="100%" style:font-name="TimesNewRomanPSMT" fo:font-size="12pt" officeooo:rsid="00186a05" style:font-name-asian="TimesNewRomanPSMT" style:font-size-asian="12pt" style:font-name-complex="TimesNewRomanPSMT" style:font-size-complex="12pt"/>
    </style:style>
    <style:style style:name="T17" style:family="text">
      <style:text-properties fo:color="#1f2021" loext:opacity="100%" style:font-name="TimesNewRomanPSMT" fo:font-size="12pt" officeooo:rsid="0019be96" style:font-name-asian="TimesNewRomanPSMT" style:font-size-asian="12pt" style:font-name-complex="TimesNewRomanPSMT" style:font-size-complex="12pt"/>
    </style:style>
    <style:style style:name="T18" style:family="text">
      <style:text-properties fo:color="#1f2021" loext:opacity="100%" style:font-name="TimesNewRomanPSMT" fo:font-size="12pt" officeooo:rsid="001b8697" style:font-name-asian="TimesNewRomanPSMT" style:font-size-asian="12pt" style:font-name-complex="TimesNewRomanPSMT" style:font-size-complex="12pt"/>
    </style:style>
    <style:style style:name="T19" style:family="text">
      <style:text-properties fo:color="#1f2021" loext:opacity="100%" style:font-name="TimesNewRomanPSMT" fo:font-size="12pt" fo:language="fr" fo:country="FR" style:font-name-asian="TimesNewRomanPSMT" style:font-size-asian="12pt" style:font-name-complex="TimesNewRomanPSMT" style:font-size-complex="12pt"/>
    </style:style>
    <style:style style:name="T20" style:family="text">
      <style:text-properties fo:color="#1f2021" loext:opacity="100%" style:font-name="TimesNewRomanPSMT" fo:font-size="10pt" fo:background-color="#ffffff" loext:char-shading-value="0" style:font-name-asian="TimesNewRomanPSMT" style:font-size-asian="10pt" style:font-name-complex="TimesNewRomanPSMT" style:font-size-complex="10pt"/>
    </style:style>
    <style:style style:name="T21" style:family="text">
      <style:text-properties fo:color="#1f2021" loext:opacity="100%" style:font-name="Times New Roman" fo:font-size="12pt" fo:font-style="italic" style:font-name-asian="TimesNewRomanPSMT" style:font-size-asian="12pt" style:font-style-asian="italic" style:font-name-complex="TimesNewRomanPSMT" style:font-size-complex="12pt" style:font-style-complex="italic"/>
    </style:style>
    <style:style style:name="T22" style:family="text">
      <style:text-properties fo:color="#1f2021" loext:opacity="100%" style:font-name="Times New Roman" fo:font-size="12pt" fo:font-style="normal" style:font-name-asian="TimesNewRomanPSMT" style:font-size-asian="12pt" style:font-style-asian="normal" style:font-name-complex="TimesNewRomanPSMT" style:font-size-complex="12pt" style:font-style-complex="normal"/>
    </style:style>
    <style:style style:name="T23" style:family="text">
      <style:text-properties officeooo:rsid="000a80ed"/>
    </style:style>
    <style:style style:name="T24" style:family="text">
      <style:text-properties officeooo:rsid="001608df"/>
    </style:style>
    <style:style style:name="T25" style:family="text">
      <style:text-properties officeooo:rsid="001676c6"/>
    </style:style>
    <style:style style:name="T26" style:family="text">
      <style:text-properties officeooo:rsid="00186a05"/>
    </style:style>
    <style:style style:name="T27" style:family="text">
      <style:text-properties fo:language="fr" fo:country="FR"/>
    </style:style>
    <style:style style:name="T28" style:family="text">
      <style:text-properties officeooo:rsid="00190802"/>
    </style:style>
    <style:style style:name="T29" style:family="text">
      <style:text-properties officeooo:rsid="0012ffa0"/>
    </style:style>
    <style:style style:name="T30" style:family="text">
      <style:text-properties officeooo:rsid="0019be96"/>
    </style:style>
    <text:list-style style:name="L1">
      <text:list-level-style-bullet text:level="1" text:style-name="Bullet_5f_Symbols" loext:num-list-format="%1%" text:bullet-char="">
        <style:list-level-properties text:space-before="1.27cm" text:min-label-width="0.388cm"/>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Présentation</text:span></text:p>
      <text:p text:style-name="P1"/>
      <text:p text:style-name="P5"><text:span text:style-name="T23">Fiche</text:span> 1:</text:p>
      <text:p text:style-name="P2"/>
      <text:p text:style-name="P2"><text:span text:style-name="T1">La crise du sras-cov 2, a mis en lumière un </text:span><text:span text:style-name="T7">écueil</text:span><text:span text:style-name="T1"> dans notre capacité à gérer les aléas épidémiques. </text:span><text:span text:style-name="T2">Par ailleurs</text:span><text:span text:style-name="T1">, les villes de par leur forte densité et leur flux constant de populations sont les principales zones de propagation des épidémies d’où l’intérêt de leur étude.</text:span></text:p>
      <text:p text:style-name="P5"><text:tab/></text:p>
      <text:p text:style-name="P2"><text:span text:style-name="T1">L’outil informatique est un des plus privilégiés pour étudier les comportements épidémiques, cependant ce dernier et contrairement à la réalité se base sur des modèles d’études, c’est pourquoi on peut se demander quelle est la manière la plus optimale de simuler </text:span><text:span text:style-name="T7">informatiquement</text:span><text:span text:style-name="T1"> une épidémie et comment contextualiser ces résultats.</text:span></text:p>
      <text:p text:style-name="P2"/>
      <text:p text:style-name="P6"><text:span text:style-name="T23">Fiche</text:span> 2</text:p>
      <text:p text:style-name="P2"/>
      <text:p text:style-name="P2"><text:span text:style-name="T1">On définit une épidémie par une évolution anormale de toute maladie, non présente dans la région donnée, c'est-à-dire endémique.</text:span></text:p>
      <text:p text:style-name="P3"><text:span text:style-name="T1">Les travaux de </text:span><text:span text:style-name="T10">Kermack et McKendrick ont permis de mettre en lumière la notion de seuil épidémique ou taux de reproduction, noté R0 et qui représente le nombre moyen d’individus qu’infectera un individu atteint.</text:span></text:p>
      <text:p text:style-name="P7"><text:span text:style-name="T10"><text:tab/></text:span><text:span text:style-name="T20">Ainsi si le R0 est strictement supérieur à 1 l’infection devient une épidémie, à contrario l’infection se résorbe d'elle-même.</text:span></text:p>
      <text:p text:style-name="P3"><text:span text:style-name="T10">Pour exemple le Covid sans mesures d’endiguement à un taux de reproduction de </text:span><text:span text:style-name="T11">3</text:span><text:span text:style-name="T10">,28.</text:span></text:p>
      <text:p text:style-name="P40"><text:span text:style-name="T10">On possède d’autres paramètres d’études d’une épidémie notamment le temps de doublement, qui représente le temps nécessaires pour voir un doublement du volume initial.</text:span></text:p>
      <text:p text:style-name="P5">Dans notre cas, nous considérons une épidémie lorsque plus de 60% de la population initiale sera affectée.</text:p>
      <text:p text:style-name="P1"/>
      <text:p text:style-name="P5"><text:span text:style-name="T23">Fiche</text:span> 3:</text:p>
      <text:p text:style-name="P2"/>
      <text:p text:style-name="P19"><text:tab/>Tout d’abord nous nous sommes intéressés à deux modèles. Personnellement je me suis intéressé au modèle compartimenté, déjà utilisé pour la grippe espagnol en 1918 ou encore pour les simulations proies-prédateurs par exemple les équations de Lokta-Volterra, ce dernier répartit les gens dans des compartiments. Nous avons personnellement considéré quatre compartiments, les personnes susceptibles, les personnes infectées, les rétablies et les décédées, avec des probabilités de passage d’un compartiment à l’autre. </text:p>
      <text:p text:style-name="P19"/>
      <text:p text:style-name="P20">Fiche 4:</text:p>
      <text:p text:style-name="P19"/>
      <text:p text:style-name="P19"><text:tab/>On peut ainsi modéliser l’évolution par un système d’équations différentielles.</text:p>
      <text:p text:style-name="P3"><text:span text:style-name="T1"><text:tab/>Pour appliquer ce modèle nous nous sommes basés sur l’utilisation de la bibliothèque scipy permettant d’effectuer une intégration des résultats, </text:span><text:span text:style-name="T3">et donnant ce type de résultat:</text:span></text:p>
      <text:p text:style-name="P20"/>
      <text:p text:style-name="P20"><text:soft-page-break/></text:p>
      <text:p text:style-name="P20"/>
      <text:p text:style-name="P20">Fiche 5:</text:p>
      <text:p text:style-name="P20"/>
      <text:p text:style-name="P10"><text:span text:style-name="T1"><text:tab/></text:span><text:span text:style-name="T4">Nous avons étudier 5 modèles de propagation pour chacun d’entre eux nous avons afficher une courbe avec des paramètres proches de ceux du Covid ou fournissant des résultats s’approchant de ceux du Covid.</text:span></text:p>
      <text:p text:style-name="P20"><text:tab/>Ici nous avons un exemple de tracé pour une contamination de 0.1, une guérison de 0.6 et une mortalité de 0.3</text:p>
      <text:p text:style-name="P20"/>
      <text:p text:style-name="P20">Fiche 6: </text:p>
      <text:p text:style-name="P20"/>
      <text:p text:style-name="P9"><text:span text:style-name="T1"><text:tab/>Puis </text:span><text:span text:style-name="T4">4 </text:span><text:span text:style-name="T1">autres exemple</text:span><text:span text:style-name="T4">s</text:span><text:span text:style-name="T1"> de courbe, </text:span><text:span text:style-name="T6">avec des paramètres permettant de voir les différentes issues possibles</text:span><text:span text:style-name="T1">.</text:span></text:p>
      <text:p text:style-name="P11"><text:span text:style-name="T7"><text:tab/>D</text:span><text:span text:style-name="T1">ans ce type de modèles, tous les individus des compartiments en accointance sont interconnectés, ce qui dans la réalité n’est pas une situation très courante. Cependant dans des situations de forte densité de population, comme les centres commerciaux, ce modèle est particulièrement adapté.</text:span></text:p>
      <text:p text:style-name="P20"/>
      <text:p text:style-name="P21">Fiche 7:</text:p>
      <text:p text:style-name="P20"/>
      <text:p text:style-name="P1"><text:span text:style-name="T1"><text:tab/>Le deuxième modèle que nous avons étudié est celui de l’automate cellulaire, modèle très utilisé dans la simulation physico-chimique, biologique et notamment dans le célèbre jeu de la vie </text:span><text:span text:style-name="T6">de </text:span><text:span text:style-name="T1">John Conway.</text:span></text:p>
      <text:p text:style-name="P1"><text:span text:style-name="T12">Ce dernier est également de classe 2 dans la classification de Wolfram car des situations stables apparaissent dans tous les cas.</text:span></text:p>
      <text:list xml:id="list2576117912" text:style-name="L1">
        <text:list-item>
          <text:p text:style-name="P23">Classe I : presque toute configuration initiale conduit à un état homogène. Il est impossible de construire des motifs stables périodiques.</text:p>
        </text:list-item>
        <text:list-item>
          <text:p text:style-name="P24">Classe II : des structures stables ou périodiques émergent, mais rien de plus.</text:p>
        </text:list-item>
        <text:list-item>
          <text:p text:style-name="P26"><text:span text:style-name="T8">Classe III : comportement </text:span><text:span text:style-name="T9">chaotique</text:span><text:span text:style-name="T8"> avec des motifs apériodiques. À long terme les fréquences d'apparitions des différents motifs se stabilisent.</text:span></text:p>
        </text:list-item>
        <text:list-item>
          <text:p text:style-name="P25">Classe IV : « émergence » de structures complexes capables d'osciller, de se mouvoir, voire de persévérer plus ou moins dans leur auto-organisation malgré des perturbations structurelles. Le jeu de la Vie en est un parfait exemple.</text:p>
        </text:list-item>
      </text:list>
      <text:p text:style-name="P1"><text:span text:style-name="T22">Les cellules sont </text:span><text:span text:style-name="T21">r</text:span><text:span text:style-name="T12">eprésentées sur une grille où les règles de propagation</text:span><text:span text:style-name="T19"> dictent l’évolution du système</text:span><text:span text:style-name="T12">. </text:span><text:span text:style-name="T13">Ici, si un individu possèdent un infecté dans son entourage proche, il a à chaque génération une probabilité p </text:span><text:span text:style-name="T15">donnée </text:span><text:span text:style-name="T13">d’être contaminé. </text:span></text:p>
      <text:p text:style-name="P27"/>
      <text:p text:style-name="P30">Fiche 8:</text:p>
      <text:p text:style-name="P30"/>
      <text:p text:style-name="P38">Donc voici la courbe proche du covid, on remarque un comportement complètement différent notamment les infectés sont bien moins nombreux chaque jour.</text:p>
      <text:p text:style-name="P30"/>
      <text:p text:style-name="P31"/>
      <text:p text:style-name="P31"/>
      <text:p text:style-name="P31"><text:soft-page-break/>Fiche 9:</text:p>
      <text:p text:style-name="P27"><text:tab/></text:p>
      <text:p text:style-name="P27"><text:tab/><text:span text:style-name="T25">Ensuite les 4 autres exemples.</text:span></text:p>
      <text:p text:style-name="P1"><text:span text:style-name="T12"><text:tab/>L</text:span><text:span text:style-name="T19">a</text:span><text:span text:style-name="T12"> limite</text:span><text:span text:style-name="T19"> principale</text:span><text:span text:style-name="T12"> de ce modèle </text:span><text:span text:style-name="T19">est,</text:span><text:span text:style-name="T12"> que les individus restent statiques, interagissant uniquement avec leurs voisins directs sur la grille.</text:span></text:p>
      <text:p text:style-name="P33"/>
      <text:p text:style-name="P32">Fiche 10:</text:p>
      <text:p text:style-name="P32"/>
      <text:p text:style-name="P34"><text:tab/>Mon collègue s’est alors attelé à faire un programme mélangeant, un déplacement que nous avons implémenté, permettant aux cellules de se déplacer aléatoirement, et le type de propagation de proches en proches observé dans l’automate cellulaire, afin d’émuler la transmission observé dans les lieux à ciels ouverts et avec une faible densité d’individus, typiquement la rue.</text:p>
      <text:p text:style-name="P32"/>
      <text:p text:style-name="P32">Fiche 11:</text:p>
      <text:p text:style-name="P32"/>
      <text:p text:style-name="P16"><text:span text:style-name="T16"><text:tab/>le déplacement se fait d’au maximum d’une case aléatoirement.</text:span></text:p>
      <text:p text:style-name="P28"/>
      <text:p text:style-name="P32">Fiche 12:</text:p>
      <text:p text:style-name="P32"/>
      <text:p text:style-name="P34"><text:tab/><text:span text:style-name="T26">Voici la courbe similaire au covid. Un résultat plus proche de l’automate similaire avec un contamination de la population initiale plus lente.</text:span></text:p>
      <text:p text:style-name="P32"/>
      <text:p text:style-name="P32">Fiche 13:</text:p>
      <text:p text:style-name="P32"/>
      <text:p text:style-name="P34"><text:span text:style-name="T26"><text:tab/>Voici les 4 autres exemples, notamment on remarque toujours la contamination plus lente que l’automate sans déplacement.</text:span></text:p>
      <text:p text:style-name="P34"><text:tab/>Cependant, malgré une différence significative dans l’évolution, chaque individu n’as pour zone de transmission uniquement son proche entourage<text:span text:style-name="T27"> spatial.</text:span> </text:p>
      <text:p text:style-name="P29"/>
      <text:p text:style-name="P32">Fiche 14:</text:p>
      <text:p text:style-name="P32"/>
      <text:p text:style-name="P34"><text:tab/>C’est pourquoi nous avons essayé à l’aide de graphes et notamment de matrices d’adjacences d’attribuer à chaque individu un nombre de voisins, choisi aléatoirement. </text:p>
      <text:p text:style-name="P32"/>
      <text:p text:style-name="P35">Fiche 15:</text:p>
      <text:p text:style-name="P35"/>
      <text:p text:style-name="P37"><text:tab/><text:span text:style-name="T26">On remarque une durée intermédiaire entre les deux automates précédent et une contamination </text:span><text:span text:style-name="T28">complète de la population.</text:span></text:p>
      <text:p text:style-name="P35"/>
      <text:p text:style-name="P35"/>
      <text:p text:style-name="P35"/>
      <text:p text:style-name="P35"/>
      <text:p text:style-name="P35"/>
      <text:p text:style-name="P35"><text:soft-page-break/>Fiche 16:</text:p>
      <text:p text:style-name="P29"/>
      <text:p text:style-name="P37"><text:span text:style-name="T28"><text:tab/>Et dans les 4 autres exemples on observe toujours une contamination complète, on peut </text:span><text:span text:style-name="T29">ainsi recréer un environnement semblable à un quartier résidentiel.</text:span></text:p>
      <text:p text:style-name="P2"/>
      <text:p text:style-name="P12">Fiche 17:</text:p>
      <text:p text:style-name="P1"/>
      <text:p text:style-name="P28">Dans notre quête de modèle de propagations j’ai ensuite pensé à l’algorithme des k plus proches voisins, vu au cours de l’année, qui en disposant des individus sur une grille et en leur attribuant un état. Permet de prévoir si un individu sera infecté, dans le cas où le statut majoritaire de ses k plus proches voisins est celui d'infection. </text:p>
      <text:p text:style-name="P28"/>
      <text:p text:style-name="P35">Fiche 18:</text:p>
      <text:p text:style-name="P35"/>
      <text:p text:style-name="P35"><text:tab/><text:span text:style-name="T28">Contrairement aux autres, on remarque une contamination plus faible que les modèles précédents. Suite à de nombreuses expérimentations nous en avons conclus que ne considérer <text:s/>qu’un seul voisin porche était </text:span><text:span text:style-name="T30">suffisant et permettait des chiffres cohérents.</text:span></text:p>
      <text:p text:style-name="P35"/>
      <text:p text:style-name="P35">Fiche 19:</text:p>
      <text:p text:style-name="P27"/>
      <text:p text:style-name="P27"><text:tab/>Au cours de la programmation, nous nous sommes rendus compte que cette méthode de simulation pourrait être plutôt adaptée à des lieux clos, avec une faible concentration de population, comme des bureaux. Mais à condition de pouvoir déplacer les individus sur la grille car ces derniers sont rarement statiques. <text:span text:style-name="T30">Nous avons donc implémenter le déplacement de l’automate précédent et obtenu des courbes assez différentes du modèle sans déplacement.</text:span></text:p>
      <text:p text:style-name="P27"/>
      <text:p text:style-name="P35"/>
      <text:p text:style-name="P1"><text:span text:style-name="T12">F</text:span><text:span text:style-name="T14">iche 20:</text:span></text:p>
      <text:p text:style-name="P1"><text:span text:style-name="T14"/></text:p>
      <text:p text:style-name="P1"><text:span text:style-name="T14"><text:tab/></text:span><text:span text:style-name="T17">Pour synthétiser les différences entre les différents modèles, nous avons choisi de les afficher sous forme de matrices, l’ordonnée est la probabilité de guérison et l’abscisse la probabilité de mort. </text:span></text:p>
      <text:p text:style-name="P36"/>
      <text:p text:style-name="P35">Fiche 21:</text:p>
      <text:p text:style-name="P35"/>
      <text:p text:style-name="P35"><text:tab/><text:span text:style-name="T30">Nous avons donc tracer les mêmes matrices mais avec un spectre de couleur continu</text:span></text:p>
      <text:p text:style-name="P35"/>
      <text:p text:style-name="P35">Fiche 22:</text:p>
      <text:p text:style-name="P35"/>
      <text:p text:style-name="P35"><text:tab/><text:span text:style-name="T30">Et enfin de la même manière nous avons afficher les durées des épidémies, On remarque que la durée des épidémies est très liées avec la proportion de contamination.</text:span></text:p>
      <text:p text:style-name="P39">Ces comparaisons sont plutôt en accord avec les différentes prévisions que nous avions pu faire, on remarque notamment que le modèle sirm est le plus contaminant et le plus rapide. </text:p>
      <text:p text:style-name="P35"/>
      <text:p text:style-name="P35"><text:soft-page-break/>Fiche 23:</text:p>
      <text:p text:style-name="P27"/>
      <text:p text:style-name="P1"><text:span text:style-name="T12"><text:tab/>Avec 4 modèles en notre possession, semblant adapter pour des lieux distincts nous avons pensé judicieux d’essayer de simuler une ville composée de lieux, un quartier résidentiel, un quartier d’affaire, un centre commercial et une zone de transition semblable à la rue.</text:span></text:p>
      <text:p text:style-name="P1"/>
      <text:p text:style-name="P12">Fiche 24:</text:p>
      <text:p text:style-name="P12"/>
      <text:p text:style-name="P17"><text:span text:style-name="T12">Dans notre simulation, nous considérons les taux de guérison et de mort de respectivement 0.6</text:span><text:span text:style-name="T18">3</text:span><text:span text:style-name="T12"> et 0.</text:span><text:span text:style-name="T18">3</text:span><text:span text:style-name="T12">, qu’un individu infecté le reste pendant 7 jours ce qui est la moyenne pour les infections virales, et que ce dernier est déclaré infecté au bout de 3 jours, durée moyenne d’incubation d’un virus.</text:span></text:p>
      <text:p text:style-name="P2"><text:span text:style-name="T12">Nous avons ensuite divisé la journée en 6 périodes où chacune en essayant d’être représentatif de la journée moyenne d’un individu actif.</text:span></text:p>
      <text:p text:style-name="P2"><text:span text:style-name="T12">Au bout de 3 jours dès lors qu’il est déclaré malade, l’individu reste dans le lieux du quartier résidentiel, ne pouvant infecter des individus qu’aux moments 1 et 6 de la journée. </text:span></text:p>
      <text:p text:style-name="P2"><text:span text:style-name="T12">Le long de son infection, l'individu possède une chance de mourir quotidienne et au bout de ses 7 jours une chance de guérir et une chance de mourir.</text:span></text:p>
      <text:p text:style-name="P2"/>
      <text:p text:style-name="P12">Fiche 25:</text:p>
      <text:p text:style-name="P12"/>
      <text:p text:style-name="P12"><text:tab/>Afin de nous facilitez le travail nous avons utilisé la programmation objet, permettant une gestion plus pratique des différentes composantes du programme.</text:p>
      <text:p text:style-name="P12">Cependant de par la complexité quadratique de la plupart des algorithmes, ainsi que la forte population nous n’avons put faire tourner le programme qu’une seule fois.</text:p>
      <text:p text:style-name="P12"/>
      <text:p text:style-name="P12">Fiche 26:</text:p>
      <text:p text:style-name="P12"/>
      <text:p text:style-name="P12"><text:tab/>Avec notre <text:span text:style-name="T24">unique exécution du programme nous avons obtenu des statistiques sur les lieux de propagation.</text:span></text:p>
      <text:p text:style-name="P41">Nous avons une propagation majoritaire dans le centre commercial, et des chiffres assez similaires pour le quartier résidentiel et la rue. Des chiffres assez logiques en tout cas en accord avec nos prévisions initiales.</text:p>
      <text:p text:style-name="P41"/>
      <text:p text:style-name="P42">Conclusion:</text:p>
      <text:p text:style-name="P42"/>
      <text:p text:style-name="P42"><text:tab/>Pour conclure aucun des modèles que nous avons étudier, permettant de modéliser de manière unique une évolution satisfaisante d’une épidémie. En complexifiant et optimisant certains modèle notamment l’automate cellulaire il est possible d’obtenir des résultats très proche de ceux de la réalité. Cependant en contextualisant les résultats on peut avoir des résultas plutôt satisfaisant.</text:p>
      <text:p text:style-name="P2"/>
      <text:p text:style-name="P2"/>
      <text:p text:style-name="P2"><text:soft-page-break/></text:p>
      <text:p text:style-name="P4"/>
      <text:p text:style-name="P1"/>
      <text:p text:style-name="P1"/>
      <text:p text:style-name="P8"/>
      <text:p text:style-name="P22"/>
      <text:p text:style-name="P22"/>
      <text:p text:style-name="P22"/>
      <text:p text:style-name="P22"/>
      <text:p text:style-name="P22">On parle ainsi de pandémie lorsqu’une épidémie est présente sur une zone géographique internationale.</text:p>
      <text:p text:style-name="P8"/>
      <text:p text:style-name="P22">Nous avons ensuite cherché les probabilités pour lesquelles plus de 60 pourcents de la population soit affectée, ce qui nous a permis de nous rendre compte que dans notre modèle, très rare étaient les occurrences où la contamination n’était pas complète</text:p>
      <text:p text:style-name="P22"/>
      <text:p text:style-name="P7"><text:span text:style-name="T5">Le modèle SIRM </text:span><text:span text:style-name="T1"><text:s/>fut notamment utilisé lors de l’étude de la peste de Bomba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MT" svg:font-family="ArialMT"/>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TimesNewRomanPSMT" svg:font-family="TimesNewRomanPSMT"/>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5f_Symbols" style:display-name="Bullet_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tyle_5f_0" style:display-name="GraphicStyle_0" style:family="graphic">
      <style:graphic-properties svg:x="0cm" svg:y="0cm" style:vertical-pos="bottom" style:vertical-rel="page-content" style:horizontal-pos="from-left"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0.99cm" fo:page-height="29.70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2.5.2$MacOSX_X86_64 LibreOffice_project/499f9727c189e6ef3471021d6132d4c694f357e5</meta:generator>
    <dc:date>2023-07-09T22:59:22.180634622</dc:date>
    <meta:editing-duration>PT1H5M54S</meta:editing-duration>
    <meta:editing-cycles>2</meta:editing-cycles>
    <meta:document-statistic meta:table-count="0" meta:image-count="0" meta:object-count="0" meta:page-count="6" meta:paragraph-count="83" meta:word-count="1580" meta:character-count="10130" meta:non-whitespace-character-count="8594"/>
  </office:meta>
</office:document-meta>
</file>